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-0.302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9.303cm"/>
    </style:style>
    <style:style style:name="Table1.C" style:family="table-column">
      <style:table-column-properties style:column-width="3.09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2pt" style:font-weight-asian="bold" style:font-size-complex="12pt"/>
    </style:style>
    <style:style style:name="P7" style:family="paragraph" style:parent-style-name="Standard">
      <style:paragraph-properties fo:orphans="0" fo:widows="0"/>
      <style:text-properties fo:font-size="9pt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/>
      <style:text-properties officeooo:rsid="001bd412" officeooo:paragraph-rsid="001bd412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 fo:font-style="italic" style:font-style-asian="italic"/>
    </style:style>
    <style:style style:name="P1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text-align="center" style:justify-single-word="false" fo:orphans="0" fo:widows="0"/>
      <style:text-properties officeooo:rsid="001c0f45" officeooo:paragraph-rsid="001c0f45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orphans="0" fo:widows="0"/>
      <style:text-properties officeooo:paragraph-rsid="001c0f45"/>
    </style:style>
    <style:style style:name="P15" style:family="paragraph" style:parent-style-name="Standard">
      <style:paragraph-properties fo:orphans="0" fo:widows="0"/>
      <style:text-properties officeooo:paragraph-rsid="0025285c"/>
    </style:style>
    <style:style style:name="P1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17" style:family="paragraph" style:parent-style-name="Standard">
      <style:paragraph-properties fo:text-align="center" style:justify-single-word="false" fo:orphans="0" fo:widows="0"/>
    </style:style>
    <style:style style:name="P18" style:family="paragraph" style:parent-style-name="Standard">
      <style:paragraph-properties fo:text-align="center" style:justify-single-word="false" fo:orphans="0" fo:widows="0"/>
      <style:text-properties officeooo:paragraph-rsid="0026ac6d"/>
    </style:style>
    <style:style style:name="T1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 П И С Ъ К</text:p>
      <text:p text:style-name="P10">на публикациите по дисертацията</text:p>
      <text:p text:style-name="P10">на Петър Росенов Томов</text:p>
      <text:p text:style-name="P9"><text:bookmark text:name="_GoBack"/></text:p>
      <text:p text:style-name="P9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Вид на публикацията:</text:p>
            <text:p text:style-name="P7">Книга</text:p>
            <text:p text:style-name="P7">Статия в списания и поредици</text:p>
            <text:p text:style-name="P7">Доклад от конференция</text:p>
            <text:p text:style-name="P7">Монография</text:p>
            <text:p text:style-name="P7">Глава от колективна монография</text:p>
            <text:p text:style-name="P7">Студия</text:p>
            <text:p text:style-name="P7">Учебник</text:p>
            <text:p text:style-name="P7">Учебно пособие</text:p>
            <text:p text:style-name="P7">Речник (съставителство)</text:p>
            <text:p text:style-name="P7">Патент</text:p>
          </table:table-cell>
          <table:table-cell table:style-name="Table1.A1" office:value-type="string">
            <text:p text:style-name="P6">Пълни библиографски данни за публикацията</text:p>
          </table:table-cell>
          <table:table-cell table:style-name="Table1.A1" office:value-type="string">
            <text:p text:style-name="P6">Информационни бази данни, в които е реферирана/ индексирана публикацията</text:p>
          </table:table-cell>
        </table:table-row>
        <table:table-row table:style-name="Table1.1">
          <table:table-cell table:style-name="Table1.A1" office:value-type="string">
            <text:p text:style-name="P3">Доклад от конференция</text:p>
          </table:table-cell>
          <table:table-cell table:style-name="Table1.A1" office:value-type="string">
            <text:p text:style-name="P4">Mateeva, G., Tomov, P., Parvanov, D., Petrov, P., Kostadinov, G., Balabanov, T.: Some Capabilities of Android OS for Distributed Computing. Proceedings of Big Data, Knowledge and Control Systems Engineering BdKCSE’21, 2021, 1-6, ISBN 978-1-6654-1043-4.</text:p>
          </table:table-cell>
          <table:table-cell table:style-name="Table1.A1" office:value-type="string">
            <text:p text:style-name="P8">Scopus</text:p>
          </table:table-cell>
        </table:table-row>
        <table:table-row table:style-name="Table1.1">
          <table:table-cell table:style-name="Table1.A1" office:value-type="string">
            <text:p text:style-name="P14">Доклад от конференция</text:p>
          </table:table-cell>
          <table:table-cell table:style-name="Table1.A1" office:value-type="string">
            <text:p text:style-name="P4">Zankinski, I., Barova, M., Tomov, P.: Hybrid Approach Based on Combination of Backpropagation and Evolutionary Algorithms for Artificial Neural Networks Training by Using Mobile Devices in Distributed Computing Environment. Proceedings of 11th International Conference on Large-Scale Scientific Computations LSSC'17, June 5-9, 2017, Sozopol, Bulgaria, 2017, 425-434, ISBN 978-3-319-73440-8.</text:p>
          </table:table-cell>
          <table:table-cell table:style-name="Table1.A1" office:value-type="string">
            <text:p text:style-name="P12">Scopus</text:p>
          </table:table-cell>
        </table:table-row>
        <table:table-row table:style-name="Table1.1">
          <table:table-cell table:style-name="Table1.A1" office:value-type="string">
            <text:p text:style-name="P3">Статия в списание</text:p>
          </table:table-cell>
          <table:table-cell table:style-name="Table1.A1" office:value-type="string">
            <text:p text:style-name="P4">Tomov, P.: Encog Gradient Training Algorithms Evaluation. Problems of Engineering Cybernetics and Robotics, vol. 77, 2021, 11-19, ISSN 2738-7356.</text:p>
          </table:table-cell>
          <table:table-cell table:style-name="Table1.A1" office:value-type="string">
            <text:p text:style-name="P2">не се реферира</text:p>
          </table:table-cell>
        </table:table-row>
        <table:table-row table:style-name="Table1.1">
          <table:table-cell table:style-name="Table1.A5" office:value-type="string">
            <text:p text:style-name="P3">Статия в списание</text:p>
          </table:table-cell>
          <table:table-cell table:style-name="Table1.A5" office:value-type="string">
            <text:p text:style-name="P4">Tomov, P.: Multilayer Perceptron Fast Prototyping with Differential Evolution and Particle Swarm Optimization in LibreOffice Calc. Problems of Engineering Cybernetics and Robotics, vol. 75, 2021, 5-14, ISSN 2738-7356.</text:p>
          </table:table-cell>
          <table:table-cell table:style-name="Table1.A5" office:value-type="string">
            <text:p text:style-name="P2">не се реферира</text:p>
          </table:table-cell>
        </table:table-row>
        <table:table-row table:style-name="Table1.1">
          <table:table-cell table:style-name="Table1.A5" office:value-type="string">
            <text:p text:style-name="P15">Статия в списание</text:p>
          </table:table-cell>
          <table:table-cell table:style-name="Table1.A5" office:value-type="string">
            <text:p text:style-name="P4">Tomov, P., Zankinski, I., Balabanov, T.: Training of Artificial Neural Networks for Financial Time Series Forecasting in Android Service and Widgets. Problems of Engineering Cybernetics and Robotics, no. 71, Institute of Information and Communication Technologies - Bulgarian Academy of Sciences, 2019, 50-56, ISSN 1314-409X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15">Статия в списание</text:p>
          </table:table-cell>
          <table:table-cell table:style-name="Table1.A5" office:value-type="string">
            <text:p text:style-name="P4">Tomov, P., Zankinski, I., Balabanov, T.: Server Side Vote Clustering in Human-Computer Distributed Computing. Information Technologies <text:soft-page-break/>and Control, no. 2, John Atanasoff Society of Automatics and Informatics, 2019, 15-19, ISSN 2367-5357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3">Доклад от конференция</text:p>
          </table:table-cell>
          <table:table-cell table:style-name="Table1.A5" office:value-type="string">
            <text:p text:style-name="P4">Tomov, P., Zankinski, I., Barova, M.: Artificial Neural Networks Time Series Forecasting with Android Live Wallpaper Technology. Proceedings of the International Conference Numerical Methods for Scientific Computations and Advanced Applications NMSCAA’18, May 28-31, 2018, Hissarya, Fastumprint, 2018, 76-79, ISBN 978-954-91700-7-8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3">Доклад от конференция</text:p>
          </table:table-cell>
          <table:table-cell table:style-name="Table1.A5" office:value-type="string">
            <text:p text:style-name="P4">Tomov, P., Zankinski, I., Barova, M.: Mobile Alternative of the Moneybee Project For Financial Forecasting. Proceedings of the Annual University Scientific <text:s/>Conference of the National Military University Vasil Levski, June 14-15, 2018, Veliko Tarnovo, Innovetion and Sustainability Academy – ISA, 2018, 1085-1089, ISSN 2367-7481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3">Доклад от конференция</text:p>
          </table:table-cell>
          <table:table-cell table:style-name="Table1.A5" office:value-type="string">
            <text:p text:style-name="P4">Tomov, P., Monov, V.: Modeling and Analysis of Time Series. Proceedings of International Scientific Conference UniTech’17, Gabrovo, November 17-18, 2017, vol. II, University publishing house Vasil Aprilov, 2017, 404-409, ISSN 1313-230X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3">Доклад от конференция</text:p>
          </table:table-cell>
          <table:table-cell table:style-name="Table1.A5" office:value-type="string">
            <text:p text:style-name="P4">Tomov, P., Monov, V.: Artificial Neural Networks and Differential Evolution Used for Time Series Forecasting in Distributed Environment. Proceedings of the International Conference Automatics and informatics, October 4-5, 2016, Sofia, Bulgaria, Federation of the scientific engineering unions, John Atanasoff Society of Automatics and Informatics, 2016, 129-132, ISSN 1313-1850.</text:p>
          </table:table-cell>
          <table:table-cell table:style-name="Table1.A5" office:value-type="string">
            <text:p text:style-name="P18">не се реферира</text:p>
          </table:table-cell>
        </table:table-row>
        <table:table-row table:style-name="Table1.1">
          <table:table-cell table:style-name="Table1.A5" office:value-type="string">
            <text:p text:style-name="P3">Доклад от конференция</text:p>
          </table:table-cell>
          <table:table-cell table:style-name="Table1.A5" office:value-type="string">
            <text:p text:style-name="P4">Keremedchiev, D., Barova, M., Tomov, P.: Mobile Application as Distributed Computing System for Artificial Neural Networks Training Used in Perfect Information Games, International Scientific Conference UniTech’16, Gabrovo, University publishing house Vasil Aprilov, 2016, 389-393, ISSN 1313-230X.</text:p>
          </table:table-cell>
          <table:table-cell table:style-name="Table1.A5" office:value-type="string">
            <text:p text:style-name="P18">не се реферира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bg" fo:country="BG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rfc-language-tag="x-none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use-window-font-color="true" loext:opacity="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10.271cm" fo:text-indent="-0.635cm" fo:margin-left="10.271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541cm" fo:text-indent="-0.635cm" fo:margin-left="11.54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draw:z-index="1"><draw:text-box fo:min-height="0.041cm" fo:min-width="0.041cm"><text:p text:style-name="MP1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Указания за подготовка на данни за хабилитирани учени с цел регистрация в Регистъра на Академичен Състав (РАС) в НАЦИД</dc:title>
    <meta:initial-creator>Gennady Agre</meta:initial-creator>
    <dc:creator>Todor Balabanov</dc:creator>
    <meta:editing-cycles>19</meta:editing-cycles>
    <meta:print-date>2019-02-27T12:17:00</meta:print-date>
    <meta:creation-date>2021-05-21T08:34:00</meta:creation-date>
    <dc:date>2022-02-24T14:26:44.531789046</dc:date>
    <meta:editing-duration>PT18M19S</meta:editing-duration>
    <meta:generator>LibreOffice/7.1.8.1$MacOSX_X86_64 LibreOffice_project/e1f30c802c3269a1d052614453f260e49458c82c</meta:generator>
    <meta:document-statistic meta:table-count="1" meta:image-count="0" meta:object-count="0" meta:page-count="2" meta:paragraph-count="50" meta:word-count="517" meta:character-count="3839" meta:non-whitespace-character-count="3370"/>
    <meta:user-defined meta:name="AppVersion">16.0000</meta:user-defined>
    <meta:user-defined meta:name="Company">IIT-BAS</meta:user-defined>
    <meta:template xlink:type="simple" xlink:actuate="onRequest" xlink:title="Normal" xlink:href=""/>
  </office:meta>
</office:document-meta>
</file>